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2.49mm"/>
    </style:style>
    <style:style style:name="co2" style:family="table-column">
      <style:table-column-properties fo:break-before="auto" style:column-width="281.5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bloat"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X3_IPU_IRQS</text:p>
          </table:table-cell>
          <table:table-cell office:value-type="string" calcext:value-type="string">
            <text:p>Out of 137 interrupt sources on i.MX31 IPU only very few are used. To avoid bloating the irq_desc[] array we allocate a sufficient number of IRQ slots and map them dynamically to specific sources.</text:p>
          </table:table-cell>
          <table:table-cell table:number-columns-repeated="1022"/>
        </table:table-row>
        <table:table-row table:style-name="ro1">
          <table:table-cell table:style-name="Default" office:value-type="string" calcext:value-type="string">
            <text:p>KASAN_OUTLINE</text:p>
          </table:table-cell>
          <table:table-cell table:style-name="Default"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style-name="Default" table:number-columns-repeated="1022"/>
        </table:table-row>
        <table:table-row table:style-name="ro1">
          <table:table-cell office:value-type="string" calcext:value-type="string">
            <text:p>TCP_CONG_BBR</text:p>
          </table:table-cell>
          <table:table-cell office:value-type="string" calcext:value-type="string">
            <text:p>BBR (Bottleneck Bandwidth and RTT) TCP congestion control aims to maximize network utilization and minimize queues. It builds an explicit model of the the bottleneck delivery rate and path round-trip propagation delay. It tolerates packet loss and delay unrelated to congestion. It can operate over LAN, WAN, cellular, wifi, or cable modem links. It can coexist with flows that use loss-based congestion control, and can operate with shallow buffers, deep buffers, bufferbloat, policers, or AQM schemes that do not provide a delay signal. It requires the fq (Fair Queue) pacing packet scheduler.</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6:23:06.608606042</dc:date>
    <meta:editing-duration>PT44S</meta:editing-duration>
    <meta:editing-cycles>1</meta:editing-cycles>
    <meta:document-statistic meta:table-count="1" meta:cell-count="6" meta:object-count="0"/>
  </office:meta>
</office:document-meta>
</file>